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Hano,</text:p>
      <text:p text:style-name="Normal">v tento sváteční den plný lásky a porozumění chci, abys věděla, jak moc oceňuji naši vzácnou sounáležitost pod znamením Blíženců. Vítr, který nás spojuje, nese nejen květy vůní, ale i sdílenou cestu poznání a zvědavosti. Tvé srdce, ochraňované Arielovým peřím, je pro mě symbolem nekonečného soucitu a odvahy zasazovat se za každý život na této zemi, ať je sebelíčivější.</text:p>
      <text:p text:style-name="Normal">Naše znamení nám oběma vdechlo laskavost a touhu po harmonii ve světě kolem nás. Když se na tebe dívám, jak následuješ Arielovy šeptané cesty, cítím nejen hrdost, ale i pouto, které nás nevědomky svírá pevněji než jakékoli projevené slova. V tento den plný srdcí a symbolů přátelství, si přeji, abychom společně mířili k horizontům, kde naše snahy o lepší svět znají odtištěné stopy ve věčné harmoni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